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0084d1" draw:textarea-horizontal-align="left" draw:auto-grow-height="true" draw:auto-grow-width="false" fo:min-height="8.75cm" fo:min-width="0cm"/>
    </style:style>
    <style:style style:name="gr3" style:family="graphic" style:parent-style-name="standard">
      <style:graphic-properties draw:stroke="none" svg:stroke-color="#000000" draw:fill="solid" draw:fill-color="#ffd320" draw:auto-grow-height="true" draw:auto-grow-width="false" fo:max-height="0cm" fo:min-height="2.2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5.26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7.553cm"/>
    </style:style>
    <style:style style:name="pr5" style:family="presentation" style:parent-style-name="Default-outline1">
      <style:graphic-properties fo:min-height="19.38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outline1">
      <style:graphic-properties fo:min-height="19.424cm"/>
    </style:style>
    <style:style style:name="pr8" style:family="presentation" style:parent-style-name="Default-outline1">
      <style:graphic-properties fo:min-height="18.5cm"/>
    </style:style>
    <style:style style:name="pr9" style:family="presentation" style:parent-style-name="Default-outline1">
      <style:graphic-properties fo:min-height="17.773cm"/>
    </style:style>
    <style:style style:name="P1" style:family="paragraph">
      <style:text-properties fo:font-size="20pt"/>
    </style:style>
    <style:style style:name="P2" style:family="paragraph">
      <style:text-properties fo:color="#ffff00" fo:font-weight="bold" style:font-weight-asian="bold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color="#ffff00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Конструкция switch..case</text:p>
          </draw:text-box>
        </draw:frame>
        <draw:frame presentation:style-name="pr2" draw:layer="layout" svg:width="25.199cm" svg:height="15.268cm" svg:x="1.301cm" svg:y="4cm" presentation:class="outline" presentation:user-transformed="true">
          <draw:text-box>
            <text:list text:style-name="L2">
              <text:list-item>
                <text:p><text:span text:style-name="T1">switch(x) {</text:span></text:p>
                <text:p><text:span text:style-name="T1"><text:s text:c="4"/></text:span><text:span text:style-name="T1">case 'value1': <text:s/>// if (x === 'value1'), сравнение строгое</text:span></text:p>
                <text:p><text:span text:style-name="T1"><text:s text:c="8"/></text:span><text:span text:style-name="T1">...</text:span></text:p>
                <text:p><text:span text:style-name="T1"><text:s text:c="8"/></text:span><text:span text:style-name="T1">[break]</text:span></text:p>
                <text:p><text:span text:style-name="T1"><text:s text:c="4"/></text:span><text:span text:style-name="T1">case 'value2': <text:s/>// if (x === 'value2')</text:span></text:p>
                <text:p><text:span text:style-name="T1"><text:s text:c="8"/></text:span><text:span text:style-name="T1">...</text:span></text:p>
                <text:p><text:span text:style-name="T1"><text:s text:c="8"/></text:span><text:span text:style-name="T1">[break]</text:span></text:p>
                <text:p><text:span text:style-name="T1"><text:s text:c="4"/></text:span><text:span text:style-name="T1">default:</text:span><text:span text:style-name="T1"><text:line-break/></text:span><text:span text:style-name="T1"> <text:s text:c="7"/>...</text:span><text:span text:style-name="T1"><text:line-break/></text:span><text:span text:style-name="T1"> <text:s text:c="7"/>[break]</text:span></text:p>
                <text:p><text:span text:style-name="T1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17.553cm" svg:x="1.5cm" svg:y="1.947cm" presentation:class="outline" presentation:user-transformed="true">
          <draw:text-box>
            <text:list text:style-name="L2">
              <text:list-item>
                <text:p><text:span text:style-name="T2">var volumeOfVodka = +prompt('Сколько брать?');</text:span><text:span text:style-name="T2"><text:line-break/></text:span><text:span text:style-name="T2">switch() {</text:span><text:span text:style-name="T2"><text:line-break/></text:span><text:span text:style-name="T2"> <text:s text:c="3"/>case 0.5:</text:span><text:span text:style-name="T2"><text:line-break/></text:span><text:span text:style-name="T2"> <text:s text:c="7"/>alert('маловато будет');</text:span><text:span text:style-name="T2"><text:line-break/></text:span><text:span text:style-name="T2"> <text:s text:c="7"/>break;</text:span><text:span text:style-name="T2"><text:line-break/></text:span><text:span text:style-name="T2"> <text:s text:c="3"/>case 1.4:</text:span><text:span text:style-name="T2"><text:line-break/></text:span><text:span text:style-name="T2"> <text:s text:c="7"/>alert('в самый раз');</text:span><text:span text:style-name="T2"><text:line-break/></text:span><text:span text:style-name="T2"> <text:s text:c="7"/>break;</text:span><text:span text:style-name="T2"><text:line-break/></text:span><text:span text:style-name="T2"> <text:s text:c="3"/>case 1.5:</text:span><text:span text:style-name="T2"><text:line-break/></text:span><text:span text:style-name="T2"> <text:s text:c="3"/>case 2.0:</text:span><text:span text:style-name="T2"><text:line-break/></text:span><text:span text:style-name="T2"> <text:s text:c="7"/>alert('маловато будет');</text:span><text:span text:style-name="T2"><text:line-break/></text:span><text:span text:style-name="T2"> <text:s text:c="7"/>break;</text:span><text:span text:style-name="T2"><text:line-break/></text:span><text:span text:style-name="T2"> <text:s text:c="3"/>default:</text:span><text:span text:style-name="T2"><text:line-break/></text:span><text:span text:style-name="T2"> <text:s text:c="7"/>alert('ты где такую тару видел?');</text:span><text:span text:style-name="T2"><text:line-break/></text:span><text:span text:style-name="T2"> <text:s text:c="7"/>break;</text:span><text:span text:style-name="T2"><text:line-break/></text:span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layer="layout" svg:width="25.199cm" svg:height="19.38cm" svg:x="1.801cm" svg:y="1cm" presentation:class="outline" presentation:user-transformed="true">
          <draw:text-box>
            <text:list text:style-name="L2">
              <text:list-item>
                <text:p><text:span text:style-name="T3">var a = 123;</text:span><text:span text:style-name="T3"><text:line-break/></text:span><text:span text:style-name="T3">if(a === 0) {</text:span><text:span text:style-name="T3"><text:line-break/></text:span><text:span text:style-name="T3"> <text:s text:c="3"/>alert('Это ноль');</text:span><text:span text:style-name="T3"><text:line-break/></text:span><text:span text:style-name="T3">} else if(a === 1) {</text:span><text:span text:style-name="T3"><text:line-break/></text:span><text:span text:style-name="T3"> <text:s text:c="3"/>alert('Это не ноль');</text:span><text:span text:style-name="T3"><text:line-break/></text:span><text:span text:style-name="T3">} else {</text:span><text:span text:style-name="T3"><text:line-break/></text:span><text:span text:style-name="T3"> <text:s text:c="3"/>alert('ЭТО СПАРТА!!!!!11111');</text:span><text:span text:style-name="T3"><text:line-break/></text:span><text:span text:style-name="T3">}</text:span></text:p>
              </text:list-item>
              <text:list-item>
                <text:p><text:span text:style-name="T3">var a = 123;</text:span><text:span text:style-name="T3"><text:line-break/></text:span><text:span text:style-name="T3">switch(a) {</text:span><text:span text:style-name="T3"><text:line-break/></text:span><text:span text:style-name="T3"> <text:s text:c="3"/>case 0:</text:span><text:span text:style-name="T3"><text:line-break/></text:span><text:span text:style-name="T3"> <text:s text:c="7"/>alert('Это ноль');</text:span><text:span text:style-name="T3"><text:line-break/></text:span><text:span text:style-name="T3"> <text:s text:c="7"/>break;</text:span><text:span text:style-name="T3"><text:line-break/></text:span><text:span text:style-name="T3"> <text:s text:c="3"/>case 1:</text:span><text:span text:style-name="T3"><text:line-break/></text:span><text:span text:style-name="T3"> <text:s text:c="7"/>alert('Это не ноль');</text:span><text:span text:style-name="T3"><text:line-break/></text:span><text:span text:style-name="T3"> <text:s text:c="7"/>break;</text:span><text:span text:style-name="T3"><text:line-break/></text:span><text:span text:style-name="T3"> <text:s text:c="3"/>default:</text:span><text:span text:style-name="T3"><text:line-break/></text:span><text:span text:style-name="T3"> <text:s text:c="7"/>alert('ЭТО СПАРТА!!!!!11111');</text:span><text:span text:style-name="T3"><text:line-break/></text:span><text:span text:style-name="T3"> <text:s text:c="7"/>break;</text:span><text:span text:style-name="T3"><text:line-break/></text:span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layer="layout" svg:width="25.199cm" svg:height="13.859cm" svg:x="1.801cm" svg:y="1cm" presentation:class="outline" presentation:user-transformed="true">
          <draw:text-box>
            <text:list text:style-name="L2">
              <text:list-item>
                <text:p><text:span text:style-name="T3">var i = 0;</text:span><text:span text:style-name="T3"><text:line-break/></text:span><text:span text:style-name="T3">switch(a) {</text:span><text:span text:style-name="T3"><text:line-break/></text:span><text:span text:style-name="T3"> <text:s text:c="3"/>case 0:</text:span><text:span text:style-name="T3"><text:line-break/></text:span><text:span text:style-name="T3"> <text:s text:c="7"/>alert('Это ноль');// выведется</text:span><text:span text:style-name="T3"><text:line-break/></text:span><text:span text:style-name="T3"> <text:s text:c="7"/>// забыли break;</text:span><text:span text:style-name="T3"><text:line-break/></text:span><text:span text:style-name="T3"> <text:s text:c="3"/>case 1:</text:span><text:span text:style-name="T3"><text:line-break/></text:span><text:span text:style-name="T3"> <text:s text:c="7"/>alert('Это не ноль');// тоже выведется</text:span><text:span text:style-name="T3"><text:line-break/></text:span><text:span text:style-name="T3"> <text:s text:c="7"/>break;</text:span><text:span text:style-name="T3"><text:line-break/></text:span><text:span text:style-name="T3"> <text:s text:c="3"/>default:</text:span><text:span text:style-name="T3"><text:line-break/></text:span><text:span text:style-name="T3"> <text:s text:c="7"/>alert('ЭТО СПАРТА!!!!!11111');</text:span><text:span text:style-name="T3"><text:line-break/></text:span><text:span text:style-name="T3"> <text:s text:c="7"/>break;</text:span><text:span text:style-name="T3"><text:line-break/></text:span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Функции</text:p>
          </draw:text-box>
        </draw:frame>
        <draw:frame presentation:style-name="pr6" draw:layer="layout" svg:width="25.199cm" svg:height="14.781cm" svg:x="1.4cm" svg:y="4.914cm" presentation:class="outline" presentation:user-transformed="true">
          <draw:text-box>
            <text:list text:style-name="L2">
              <text:list-item>
                <text:p>function <text:span text:style-name="T4">showMessage</text:span>(<text:span text:style-name="T4">username</text:span>) {</text:p>
                <text:p><text:s text:c="2"/><text:span text:style-name="T4">alert( 'Привет, ' + username );</text:span></text:p>
                <text:p>}</text:p>
              </text:list-item>
              <text:list-item>
                <text:p>Позволяют избавится от дублирования кода</text:p>
                <text:list>
                  <text:list-item>
                    <text:p>Можно один раз написать, и вызывать в нескольких местах</text:p>
                  </text:list-item>
                  <text:list-item>
                    <text:p>Если нужно исправить, то исправляется в одном месте</text:p>
                  </text:list-item>
                </text:list>
              </text:list-item>
              <text:list-item>
                <text:p>alert/prompt/confirm – примеры встроенных функци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Function Declaration</text:p>
          </draw:text-box>
        </draw:frame>
        <draw:frame presentation:style-name="pr6" draw:layer="layout" svg:width="25.199cm" svg:height="14.297cm" svg:x="1.301cm" svg:y="5cm" presentation:class="outline" presentation:user-transformed="true">
          <draw:text-box>
            <text:list text:style-name="L2">
              <text:list-item>
                <text:p><text:span text:style-name="T1">function name([param,[, param,[..., param]]]) {</text:span></text:p>
                <text:p><text:span text:style-name="T1"><text:s text:c="3"/></text:span><text:span text:style-name="T1">[statements]</text:span></text:p>
                <text:p><text:span text:style-name="T1">}</text:span></text:p>
              </text:list-item>
              <text:list-item>
                <text:p><text:span text:style-name="T1">Объявленные таким образом функции создаются до выполнения первой строчки программы, и потому могут быть использованы до своего определения</text:span><text:span text:style-name="T1"><text:line-break/></text:span><text:span text:style-name="T1">sum(2, 3);</text:span><text:span text:style-name="T1"><text:line-break/></text:span><text:span text:style-name="T1">function sum(a, b) {</text:span><text:span text:style-name="T1"><text:line-break/></text:span><text:span text:style-name="T1"> <text:s text:c="3"/>alert(a + b);</text:span><text:span text:style-name="T1"><text:line-break/></text:span><text:span text:style-name="T1">}</text:span></text:p>
              </text:list-item>
              <text:list-item>
                <text:p><text:span text:style-name="T1">Объявлятся такие функции должны только один раз в одном месте, и без переопределений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7" draw:layer="layout" svg:width="25.199cm" svg:height="19.424cm" svg:x="1.301cm" svg:y="0.576cm" presentation:class="outline" presentation:user-transformed="true">
          <draw:text-box>
            <text:list text:style-name="L2">
              <text:list-item>
                <text:p><text:span text:style-name="T5">Опасность двойного объявления функций, и <text:s/>объявления в условиях</text:span></text:p>
              </text:list-item>
              <text:list-item>
                <text:p><text:span text:style-name="T5">var needTips = true;</text:span></text:p>
                <text:p><text:span text:style-name="T5">sum(20, 80);</text:span></text:p>
                <text:p><text:span text:style-name="T5">if(needTips) {</text:span></text:p>
                <text:p><text:span text:style-name="T5"><text:s text:c="2"/></text:span><text:span text:style-name="T5">function sum(a, b) { alert((a + b) * 1.05); }// 1</text:span></text:p>
                <text:p><text:span text:style-name="T5">} else {</text:span></text:p>
                <text:p><text:span text:style-name="T5"><text:s text:c="2"/></text:span><text:span text:style-name="T5">function sum(a, b) { alert(a + b); }// 2</text:span></text:p>
                <text:p><text:span text:style-name="T5">}</text:span></text:p>
                <text:p><text:span text:style-name="T5">sum(20, 80);</text:span></text:p>
                <text:p><text:span text:style-name="T5">function sum(a, b) { alert((a + b) * 0.95); }// 3</text:span><text:span text:style-name="T5"><text:line-break/></text:span><text:span text:style-name="T5">sum(20, 80);</text:span></text:p>
              </text:list-item>
              <text:list-item>
                <text:p><text:span text:style-name="T5">IE10- 95, 95, 95</text:span></text:p>
              </text:list-item>
              <text:list-item>
                <text:p><text:span text:style-name="T5">IE10-, в strict-режиме – отругает, и this is ХОРОШО</text:span></text:p>
              </text:list-item>
              <text:list-item>
                <text:p><text:span text:style-name="T5">Chrome – 95, 105, 105</text:span></text:p>
              </text:list-item>
              <text:list-item>
                <text:p><text:span text:style-name="T5">Chrome, в strict-режиме – 95, 95, 9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301cm" svg:y="-0.506cm" presentation:class="title" presentation:user-transformed="true">
          <draw:text-box>
            <text:p>Локальные переменные</text:p>
          </draw:text-box>
        </draw:frame>
        <draw:frame presentation:style-name="pr6" draw:layer="layout" svg:width="25.199cm" svg:height="14.595cm" svg:x="1.5cm" svg:y="3.257cm" presentation:class="outline" presentation:user-transformed="true">
          <draw:text-box>
            <text:list text:style-name="L2">
              <text:list-item>
                <text:p><text:span text:style-name="T3">Объявляются в теле функции через var</text:span></text:p>
              </text:list-item>
              <text:list-item>
                <text:p><text:span text:style-name="T3">Не видны снаружи</text:span></text:p>
              </text:list-item>
              <text:list-item>
                <text:p><text:span text:style-name="T3">Создают </text:span><text:span text:style-name="T6">область видимости</text:span></text:p>
                <text:list>
                  <text:list-item>
                    <text:p><text:span text:style-name="T7">Создается в момент вызова функции</text:span></text:p>
                  </text:list-item>
                  <text:list-item>
                    <text:p><text:span text:style-name="T7">Уничтожается вместе с завершеним функции(но не всегда)</text:span></text:p>
                  </text:list-item>
                  <text:list-item>
                    <text:p><text:span text:style-name="T7">В области видимости записаны все переменные, объявленные в данной функции, и их текущие значения</text:span></text:p>
                  </text:list-item>
                  <text:list-item>
                    <text:p><text:span text:style-name="T7">Области видимости вкладываются как матрешка.</text:span><text:span text:style-name="T7"><text:line-break/></text:span><text:span text:style-name="T7">Самая большая и вечноживущая – глобальная область видимости</text:span></text:p>
                  </text:list-item>
                  <text:list-item>
                    <text:p><text:span text:style-name="T7">Во вложенных областях видимости могут быть одноименные переменные. В таком случае используется переменная из наиболее глубокой подходящей област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Глобальные переменные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Переменные вне функций – глобальные, т.е. относятся к глобальной области видимости</text:span></text:p>
                <text:p><text:span text:style-name="T1">Можно получить доступ из любой точки программы, в том числе из другого тега &lt;script&gt;</text:span></text:p>
              </text:list-item>
              <text:list-item>
                <text:p><text:span text:style-name="T1">Глобальные переменные доступны везде, поэтому их нужно создавать крайне осторожно.</text:span></text:p>
              </text:list-item>
              <text:list-item>
                <text:p><text:span text:style-name="T1">'use strict'; <text:s/>защищает от случайного создания глобальной переменной, и защищает от ошибки</text:span><text:span text:style-name="T1"><text:line-break/></text:span><text:span text:style-name="T1">'use strict';</text:span><text:span text:style-name="T1"><text:line-break/></text:span><text:span text:style-name="T1">a = 123;//забыли var, и случайно создали глобальную переменную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8" draw:layer="layout" svg:width="25.5cm" svg:height="18.5cm" svg:x="1cm" svg:y="1.5cm" presentation:class="outline" presentation:user-transformed="true">
          <draw:text-box>
            <text:list text:style-name="L2">
              <text:list-item>
                <text:p><text:span text:style-name="T3">'use strict';</text:span><text:span text:style-name="T3"><text:line-break/></text:span><text:span text:style-name="T3">var name;</text:span><text:span text:style-name="T3"><text:line-break/></text:span><text:span text:style-name="T3">name = 'Вася';</text:span><text:span text:style-name="T3"><text:line-break/></text:span><text:span text:style-name="T3">hi();</text:span><text:span text:style-name="T3"><text:line-break/></text:span><text:span text:style-name="T3">name = 'Петя';</text:span><text:span text:style-name="T3"><text:line-break/></text:span><text:span text:style-name="T3">hi();</text:span><text:span text:style-name="T3"><text:line-break/></text:span><text:span text:style-name="T3">function hi() {</text:span><text:span text:style-name="T3"><text:line-break/></text:span><text:span text:style-name="T3"> <text:s text:c="3"/>var messagePrefix = 'Привет, ';</text:span><text:span text:style-name="T3"><text:line-break/></text:span><text:span text:style-name="T3"> <text:s text:c="3"/>alert(messagePrefix + name);</text:span><text:span text:style-name="T3"><text:line-break/></text:span><text:span text:style-name="T3">}</text:span></text:p>
              </text:list-item>
            </text:list>
          </draw:text-box>
        </draw:frame>
        <draw:frame draw:style-name="gr2" draw:text-style-name="P2" draw:layer="layout" svg:width="22.5cm" svg:height="9cm" svg:x="3.5cm" svg:y="10.5cm">
          <draw:text-box>
            <text:p text:style-name="P2"><text:span text:style-name="T8">Global:</text:span><text:span text:style-name="T8"><text:line-break/></text:span><text:span text:style-name="T8">- name</text:span></text:p>
            <text:p text:style-name="P2"><text:span text:style-name="T8">- hi</text:span></text:p>
            <text:p text:style-name="P2"><text:span text:style-name="T8">- alert</text:span><text:span text:style-name="T8"><text:line-break/></text:span><text:span text:style-name="T8">- …</text:span></text:p>
            <text:p text:style-name="P2"><text:span text:style-name="T8"/></text:p>
          </draw:text-box>
        </draw:frame>
        <draw:frame draw:style-name="gr3" draw:layer="layout" svg:width="7cm" svg:height="2.5cm" svg:x="10cm" svg:y="16cm">
          <draw:text-box>
            <text:p><text:span text:style-name="T9">hi#2:</text:span><text:span text:style-name="T9"><text:line-break/></text:span><text:span text:style-name="T9">- messagePrefix</text:span></text:p>
          </draw:text-box>
        </draw:frame>
        <draw:frame draw:style-name="gr3" draw:layer="layout" svg:width="7cm" svg:height="2.5cm" svg:x="10cm" svg:y="12cm">
          <draw:text-box>
            <text:p><text:span text:style-name="T9">hi#1:</text:span><text:span text:style-name="T9"><text:line-break/></text:span><text:span text:style-name="T9">- messagePrefi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Аргументы/параметры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function sum(</text:span><text:span text:style-name="T10">a, b</text:span><text:span text:style-name="T5">) {</text:span><text:span text:style-name="T5"><text:line-break/></text:span><text:span text:style-name="T5"> <text:s text:c="3"/>alert(a + ' + ' + b + ' = ' + (a + b));</text:span><text:span text:style-name="T5"><text:line-break/></text:span><text:span text:style-name="T5">}</text:span><text:span text:style-name="T5"><text:line-break/></text:span><text:span text:style-name="T5">sum(2, 3);//аргумента могут передаваться в виде любого выражения – переменной/значения/вычисления</text:span></text:p>
              </text:list-item>
              <text:list-item>
                <text:p><text:span text:style-name="T5">Создаются локальные переменные a и b</text:span></text:p>
              </text:list-item>
              <text:list-item>
                <text:p><text:span text:style-name="T5">При вызове функций в них записываются(копируются) переданные значения</text:span></text:p>
              </text:list-item>
              <text:list-item>
                <text:p><text:span text:style-name="T5">Аргументы функции как и другие </text:span><text:span text:style-name="T11">локальные</text:span><text:span text:style-name="T5"> переменные не влияют на внешние значения</text:span><text:span text:style-name="T5"><text:line-break/></text:span><text:span text:style-name="T5">function inc(i) {</text:span><text:span text:style-name="T5"><text:line-break/></text:span><text:span text:style-name="T5"> <text:s text:c="3"/>i++;</text:span><text:span text:style-name="T5"><text:line-break/></text:span><text:span text:style-name="T5"> <text:s text:c="3"/>alert(i);</text:span><text:span text:style-name="T5"><text:line-break/></text:span><text:span text:style-name="T5">}</text:span><text:span text:style-name="T5"><text:line-break/></text:span><text:span text:style-name="T5">var i = 1;</text:span><text:span text:style-name="T5"><text:line-break/></text:span><text:span text:style-name="T5">inc(i);// 2</text:span><text:span text:style-name="T5"><text:line-break/></text:span><text:span text:style-name="T5">alert(i);//1 – глобальная переменная не изменилась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5cm" svg:y="-0.5cm" presentation:class="title" presentation:user-transformed="true">
          <draw:text-box>
            <text:p>Параметры по-умолчанию</text:p>
          </draw:text-box>
        </draw:frame>
        <draw:frame presentation:style-name="pr6" draw:layer="layout" svg:width="25.199cm" svg:height="16.839cm" svg:x="1.5cm" svg:y="3cm" presentation:class="outline" presentation:user-transformed="true">
          <draw:text-box>
            <text:list text:style-name="L2">
              <text:list-item>
                <text:p><text:span text:style-name="T12">Функцию можно вызвать с количеством параметров меньше, чем в ней описано</text:span><text:span text:style-name="T12"><text:line-break/></text:span><text:span text:style-name="T12">Ошибки от этого не будет</text:span></text:p>
              </text:list-item>
              <text:list-item>
                <text:p><text:span text:style-name="T12">Это можно использовать для задания необязательных параметров </text:span><text:span text:style-name="T12"><text:line-break/></text:span><text:span text:style-name="T12">alertHello('Viktor');</text:span><text:span text:style-name="T12"><text:line-break/></text:span><text:span text:style-name="T12">alertHello('Виктор', 'ru');</text:span><text:span text:style-name="T12"><text:line-break/></text:span><text:span text:style-name="T12">function alertHello(name, lang) {</text:span><text:span text:style-name="T12"><text:line-break/></text:span><text:span text:style-name="T12"> <text:s text:c="3"/>if(lang === undefined)</text:span><text:span text:style-name="T12"><text:line-break/></text:span><text:span text:style-name="T12"> <text:s text:c="7"/>lang = 'en';// по-умолчанию английский язык</text:span><text:span text:style-name="T12"><text:line-break/></text:span><text:span text:style-name="T12"> <text:s text:c="3"/>// lang = lang || 'en';</text:span><text:span text:style-name="T12"><text:line-break/></text:span><text:span text:style-name="T12"> <text:s text:c="3"/>switch(lang) {</text:span><text:span text:style-name="T12"><text:line-break/></text:span><text:span text:style-name="T12"> <text:s text:c="7"/>case 'en':</text:span><text:span text:style-name="T12"><text:line-break/></text:span><text:span text:style-name="T12"> <text:s text:c="11"/>alert('Hello, ' + name);</text:span><text:span text:style-name="T12"><text:line-break/></text:span><text:span text:style-name="T12"> <text:s text:c="11"/>break;</text:span><text:span text:style-name="T12"><text:line-break/></text:span><text:span text:style-name="T12"> <text:s text:c="7"/>case 'ru':</text:span><text:span text:style-name="T12"><text:line-break/></text:span><text:span text:style-name="T12"> <text:s text:c="11"/>alert('Привет, ' + name);</text:span><text:span text:style-name="T12"><text:line-break/></text:span><text:span text:style-name="T12"> <text:s text:c="11"/>break;</text:span><text:span text:style-name="T12"><text:line-break/></text:span><text:span text:style-name="T12"> <text:s text:c="3"/>}</text:span><text:span text:style-name="T12"><text:line-break/></text:span><text:span text:style-name="T12">}</text:span></text:p>
              </text:list-item>
              <text:list-item>
                <text:p><text:span text:style-name="T12">Обычно необязательные параметры идут последними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5cm" svg:y="0.494cm" presentation:class="title" presentation:user-transformed="true">
          <draw:text-box>
            <text:p>Возврат значения</text:p>
          </draw:text-box>
        </draw:frame>
        <draw:frame presentation:style-name="pr6" draw:layer="layout" svg:width="25.199cm" svg:height="15.456cm" svg:x="1.301cm" svg:y="3.408cm" presentation:class="outline" presentation:user-transformed="true">
          <draw:text-box>
            <text:list text:style-name="L2">
              <text:list-item>
                <text:p><text:span text:style-name="T9">function sum(a, b) {</text:span><text:span text:style-name="T9"><text:line-break/></text:span><text:span text:style-name="T9"> <text:s text:c="3"/>return a + b;</text:span><text:span text:style-name="T9"><text:line-break/></text:span><text:span text:style-name="T9">}</text:span></text:p>
              </text:list-item>
              <text:list-item>
                <text:p><text:span text:style-name="T9">Если в функции нету return, то считается что он есть в самом конце функции, и возвращает undefined</text:span></text:p>
              </text:list-item>
              <text:list-item>
                <text:p><text:span text:style-name="T9">Если функция дошла до return, то она полностью останавливает свое выполнение, ьи возвращает переданное значение</text:span></text:p>
              </text:list-item>
              <text:list-item>
                <text:p><text:span text:style-name="T9">Return-ов может быть описано несколько, например в разных ветках условий</text:span><text:span text:style-name="T9"><text:line-break/></text:span><text:span text:style-name="T9">function getSign(num) {</text:span></text:p>
                <text:p><text:span text:style-name="T9"><text:s text:c="2"/></text:span><text:span text:style-name="T9">if(num &gt; 0) return 'positive';</text:span></text:p>
                <text:p><text:span text:style-name="T9"><text:s text:c="2"/></text:span><text:span text:style-name="T9">if(num &lt; 0) return 'negative';</text:span><text:span text:style-name="T9"><text:line-break/></text:span><text:span text:style-name="T9"> <text:s/>return 'zero';// тут можно не писать if, так как код сюда дойтет, только если число не положительное и не отрицательное</text:span><text:span text:style-name="T9"><text:line-break/></text:span><text:span text:style-name="T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301cm" svg:y="-0.5cm" presentation:class="title" presentation:user-transformed="true">
          <draw:text-box>
            <text:p>Имена функций</text:p>
          </draw:text-box>
        </draw:frame>
        <draw:frame presentation:style-name="pr6" draw:layer="layout" svg:width="25.199cm" svg:height="15.281cm" svg:x="1.5cm" svg:y="2.641cm" presentation:class="outline" presentation:user-transformed="true">
          <draw:text-box>
            <text:list text:style-name="L2">
              <text:list-item>
                <text:p><text:span text:style-name="T1">Те же правила что для переменных</text:span></text:p>
              </text:list-item>
              <text:list-item>
                <text:p><text:span text:style-name="T1">Функция это действие, а значит в имени должен быть глагол</text:span></text:p>
                <text:list>
                  <text:list-item>
                    <text:p><text:span text:style-name="T3">showMessage</text:span></text:p>
                  </text:list-item>
                  <text:list-item>
                    <text:p><text:span text:style-name="T3">validateEmail</text:span></text:p>
                  </text:list-item>
                  <text:list-item>
                    <text:p><text:span text:style-name="T3">createUser</text:span></text:p>
                  </text:list-item>
                </text:list>
              </text:list-item>
              <text:list-item>
                <text:p><text:span text:style-name="T1">Функция должна делать только одно большое действие, и оно должно быть очевидно из ее названия</text:span><text:span text:style-name="T1"><text:line-break/></text:span><text:span text:style-name="T1">Например validateEmail – только возвращает true/false, но не выводит пользователю результат проверки</text:span><text:span text:style-name="T1"><text:line-break/></text:span><text:span text:style-name="T1">А вот showEmailValidationResult – будет показывать пользователю сообщение о валидации email, и использовать для проверки validateEmai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Функциональные выражения</text:p>
          </draw:text-box>
        </draw:frame>
        <draw:frame presentation:style-name="pr6" draw:layer="layout" svg:width="25.199cm" svg:height="14.925cm" svg:x="1.4cm" svg:y="4.914cm" presentation:class="outline" presentation:user-transformed="true">
          <draw:text-box>
            <text:list text:style-name="L2">
              <text:list-item>
                <text:p>Функции являются разновидностью значения, как и числа/строки/...</text:p>
              </text:list-item>
              <text:list-item>
                <text:p>т.е. функции можно записывать в переменные, выводить в alert-е(выведется ее код), <text:span text:style-name="T13">передавать</text:span> в другие функции, <text:span text:style-name="T13">возвращать</text:span> из функций</text:p>
              </text:list-item>
              <text:list-item>
                <text:p>function sum(a, b) {<text:line-break/> <text:s text:c="3"/>return a + b;<text:line-break/>}<text:line-break/>var foo = sum;<text:line-break/>alert(foo(2, 3));// 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9" draw:layer="layout" svg:width="25.199cm" svg:height="17.773cm" svg:x="1.4cm" svg:y="1cm" presentation:class="outline" presentation:user-transformed="true">
          <draw:text-box>
            <text:list text:style-name="L2">
              <text:list-item>
                <text:p>Пример функций, принимающих/возвращающих другие функции</text:p>
                <text:list>
                  <text:list-item>
                    <text:p>Неопределенный интеграл – принимает функцию, возвращает другую функцию(в математике на самом деле бескоенчное множество функций)</text:p>
                  </text:list-item>
                  <text:list-item>
                    <text:p>Определенный интеграл – принимает функцию, и диапазон, а возвращает число – площадь под кривой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9" draw:layer="layout" svg:width="25.199cm" svg:height="17.773cm" svg:x="1cm" svg:y="1.5cm" presentation:class="outline" presentation:user-transformed="true">
          <draw:text-box>
            <text:list text:style-name="L2">
              <text:list-item>
                <text:p><text:span text:style-name="T2">function calc(a, op, b) {</text:span><text:span text:style-name="T2"><text:line-break/></text:span><text:span text:style-name="T2"> <text:s/>// принимает функцию, и выполняет ее</text:span><text:span text:style-name="T2"><text:line-break/></text:span><text:span text:style-name="T2"> <text:s/>return op(+a, +b);</text:span><text:span text:style-name="T2"><text:line-break/></text:span><text:span text:style-name="T2">}</text:span><text:span text:style-name="T2"><text:line-break/></text:span><text:span text:style-name="T2">function sum(a, b) { return a + b; }</text:span><text:span text:style-name="T2"><text:line-break/></text:span><text:span text:style-name="T2">function mult(a, b) { return a * b; }</text:span><text:span text:style-name="T2"><text:line-break/></text:span><text:span text:style-name="T2">function getOpByName(name) {</text:span><text:span text:style-name="T2"><text:line-break/></text:span><text:span text:style-name="T2"> <text:s/>// принимает строку, а возвращает функцию</text:span><text:span text:style-name="T2"><text:line-break/></text:span><text:span text:style-name="T2"> <text:s/>if(name === '+') return sum;</text:span><text:span text:style-name="T2"><text:line-break/></text:span><text:span text:style-name="T2"> <text:s/>if(name === '*') return mult;</text:span><text:span text:style-name="T2"><text:line-break/></text:span><text:span text:style-name="T2">}</text:span><text:span text:style-name="T2"><text:line-break/></text:span><text:span text:style-name="T2">var a = prompt('a');</text:span><text:span text:style-name="T2"><text:line-break/></text:span><text:span text:style-name="T2">var op = getOpByName(prompt('operator'));</text:span><text:span text:style-name="T2"><text:line-break/></text:span><text:span text:style-name="T2">var b = prompt('b');</text:span><text:span text:style-name="T2"><text:line-break/></text:span><text:span text:style-name="T2">alert(calc(a, op, b)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301cm" svg:y="-0.006cm" presentation:class="title" presentation:user-transformed="true">
          <draw:text-box>
            <text:p>Function Expression</text:p>
          </draw:text-box>
        </draw:frame>
        <draw:frame presentation:style-name="pr6" draw:layer="layout" svg:width="25.199cm" svg:height="15.549cm" svg:x="1.301cm" svg:y="2.641cm" presentation:class="outline" presentation:user-transformed="true">
          <draw:text-box>
            <text:list text:style-name="L2">
              <text:list-item>
                <text:p><text:span text:style-name="T9">Объявляется как часть выражения</text:span></text:p>
                <text:list>
                  <text:list-item>
                    <text:p><text:span text:style-name="T12">var a = function() {};</text:span></text:p>
                  </text:list-item>
                  <text:list-item>
                    <text:p><text:span text:style-name="T12">calc(2, function(a, b) {return Math.pow(a, b);}, 3)</text:span></text:p>
                  </text:list-item>
                  <text:list-item>
                    <text:p><text:span text:style-name="T12">(function() {</text:span><text:span text:style-name="T12"><text:line-break/></text:span><text:span text:style-name="T12"> <text:s text:c="3"/>// авто-вызываемая функция</text:span><text:span text:style-name="T12"><text:line-break/></text:span><text:span text:style-name="T12"> <text:s text:c="3"/>// код который тут написан, выполнится также, как обычный</text:span><text:span text:style-name="T12"><text:line-break/></text:span><text:span text:style-name="T12"> <text:s text:c="3"/>// но все его переменные останутся локальными</text:span><text:span text:style-name="T12"><text:line-break/></text:span><text:span text:style-name="T12"> <text:s text:c="3"/>// не загрязняя глобальнрую область видимости</text:span><text:span text:style-name="T12"><text:line-break/></text:span><text:span text:style-name="T12">})()</text:span></text:p>
                  </text:list-item>
                </text:list>
              </text:list-item>
              <text:list-item>
                <text:p><text:span text:style-name="T1">В отличии от FD не может быть использован до своего объявления</text:span></text:p>
              </text:list-item>
              <text:list-item>
                <text:p><text:span text:style-name="T1">В отличии от FD может участвовать в if-ах, переопределениях...</text:span><text:span text:style-name="T1"><text:line-break/></text:span><text:span text:style-name="T1">Вести при этом он будет очевидно, также как любая другая переменная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8" draw:layer="layout" svg:width="25.199cm" svg:height="18.5cm" svg:x="1.4cm" svg:y="1cm" presentation:class="outline" presentation:user-transformed="true">
          <draw:text-box>
            <text:list text:style-name="L2">
              <text:list-item>
                <text:p><text:span text:style-name="T1">var age = prompt('Сколько вам лет?');</text:span></text:p>
                <text:p><text:span text:style-name="T1">var sayHi;</text:span></text:p>
                <text:p><text:span text:style-name="T1">if (age &gt;= 18) {</text:span></text:p>
                <text:p><text:span text:style-name="T1"><text:s text:c="2"/></text:span><text:span text:style-name="T1">sayHi = function() {</text:span></text:p>
                <text:p><text:span text:style-name="T1"><text:s text:c="4"/></text:span><text:span text:style-name="T1">alert( 'Прошу Вас!' );</text:span></text:p>
                <text:p><text:span text:style-name="T1"><text:s text:c="2"/></text:span><text:span text:style-name="T1">}</text:span></text:p>
                <text:p><text:span text:style-name="T1">} else {</text:span></text:p>
                <text:p><text:span text:style-name="T1"><text:s text:c="2"/></text:span><text:span text:style-name="T1">sayHi = function() {</text:span></text:p>
                <text:p><text:span text:style-name="T1"><text:s text:c="4"/></text:span><text:span text:style-name="T1">alert( 'До 18 нельзя' );</text:span></text:p>
                <text:p><text:span text:style-name="T1"><text:s text:c="2"/></text:span><text:span text:style-name="T1">}</text:span></text:p>
                <text:p><text:span text:style-name="T1">}</text:span></text:p>
                <text:p><text:span text:style-name="T1">sayHi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993366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fill-color="#ffff99" draw:fill-image-width="0cm" draw:fill-image-he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6H44M50S</meta:editing-duration>
    <meta:editing-cycles>68</meta:editing-cycles>
    <meta:generator>OpenOffice/4.1.1$Win32 OpenOffice.org_project/411m6$Build-9775</meta:generator>
    <dc:date>2016-08-30T15:21:38.11</dc:date>
    <meta:document-statistic meta:object-count="92"/>
  </office:meta>
</office:document-meta>
</file>